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19-11-23">
            <text:p>23.11.19</text:p>
          </table:table-cell>
          <table:table-cell table:style-name="ce4" office:value-type="string">
            <text:p>Did a lot of research on Geraldine Fitzpatrick. I cumulated all the information that I deemed interesting into a draft document and also 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table:style-name="ce2" office:value-type="date" office:date-value="2019-11-21">
            <text:p>21.11.19</text:p>
          </table:table-cell>
          <table:table-cell table:style-name="ce4"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table:style-name="ce3" office:value-type="date" office:date-value="2019-11-21">
            <text:p>21.11.19</text:p>
          </table:table-cell>
          <table:table-cell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style-name="ce1"/>
          <table:table-cell table:style-name="ce6" table:formula="of:=SUM([.D3:.D5])" office:value-type="time" office:time-value="PT07H30M00S">
            <text:p>07: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3.11.2019</text:date>, <text:time>12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3T12:19:17.18</dc:date>
    <dc:creator>Mohammad Zandpour</dc:creator>
    <meta:editing-duration>PT7M33S</meta:editing-duration>
    <meta:editing-cycles>5</meta:editing-cycles>
    <meta:generator>OpenOffice/4.1.7$Win32 OpenOffice.org_project/417m1$Build-9800</meta:generator>
    <meta:document-statistic meta:table-count="3" meta:cell-count="14" meta:object-count="0"/>
  </office:meta>
</office:document-meta>
</file>